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9b1" officeooo:paragraph-rsid="000bc9b1"/>
    </style:style>
    <style:style style:name="P2" style:family="paragraph" style:parent-style-name="Text_20_body">
      <style:text-properties officeooo:rsid="000bc9b1" officeooo:paragraph-rsid="000bc9b1"/>
    </style:style>
    <style:style style:name="P3" style:family="paragraph" style:parent-style-name="Text_20_body">
      <style:text-properties officeooo:rsid="000cfedd" officeooo:paragraph-rsid="000cfedd"/>
    </style:style>
    <style:style style:name="P4" style:family="paragraph" style:parent-style-name="Text_20_body">
      <style:text-properties officeooo:rsid="000efc77" officeooo:paragraph-rsid="000efc77"/>
    </style:style>
    <style:style style:name="P5" style:family="paragraph" style:parent-style-name="Text_20_body">
      <style:text-properties officeooo:rsid="00110e09" officeooo:paragraph-rsid="00110e09"/>
    </style:style>
    <style:style style:name="P6" style:family="paragraph" style:parent-style-name="Text_20_body">
      <style:text-properties officeooo:rsid="00119c60" officeooo:paragraph-rsid="00119c60"/>
    </style:style>
    <style:style style:name="P7" style:family="paragraph" style:parent-style-name="Heading_20_1">
      <style:text-properties officeooo:rsid="000bc9b1" officeooo:paragraph-rsid="000bc9b1"/>
    </style:style>
    <style:style style:name="P8" style:family="paragraph" style:parent-style-name="Heading_20_2">
      <style:text-properties officeooo:rsid="000bc9b1" officeooo:paragraph-rsid="000bc9b1"/>
    </style:style>
    <style:style style:name="P9" style:family="paragraph" style:parent-style-name="Heading_20_2">
      <style:text-properties officeooo:rsid="00110e09" officeooo:paragraph-rsid="00110e09"/>
    </style:style>
    <style:style style:name="T1" style:family="text">
      <style:text-properties officeooo:rsid="000efc77"/>
    </style:style>
    <style:style style:name="T2" style:family="text">
      <style:text-properties officeooo:rsid="0010150b"/>
    </style:style>
    <style:style style:name="T3" style:family="text">
      <style:text-properties fo:font-style="italic" style:font-style-asian="italic" style:font-style-complex="italic"/>
    </style:style>
    <style:style style:name="T4" style:family="text">
      <style:text-properties officeooo:rsid="00119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des complexas para redes sociais: introdução e aspectos críticos</text:p>
      <text:p text:style-name="P1"/>
      <text:h text:style-name="P7" text:outline-level="1">1. Introdução</text:h>
      <text:p text:style-name="P3">Os primeiros estudos explicitamente sobre redes sociais datam do século XIX, já a fundação da área de Análise de Redes sociais é geralmente atribuída ao psiquiatra Jacob Moreno na metade do século XX. <text:span text:style-name="T1">Com aumento da disponibilidade de dados relacionados a interações humanas, a pesquisa sobre estas redes tem creascido continuamente. As contribuições são agora encontradas em uma variedade de campos, de ciências sociais e humanidades a ciência da computação e física, dada a multidisciplinaridade do assunto. Uma das abordagens de uma perspectiva das ciências exatas é representar as redes de interação como redes complexas, pela qual algumas características das redes de interação humana foram reveladas. Por exemplo, a tolopolia das redes de interação humana apresentam um perfil livre de escala, o que aponta para a existência de um pequeno número de hubs altamente conectados e um grande número de participantes pouco conectados. A dinâmica de redes complexas que representam interação humana foi abordada, mas limitadamente dado que a pesquisa é normalmente focada em uma métrica ou tarefa, como acessibilidade ou detecção de comunidades.</text:span></text:p>
      <text:p text:style-name="P4">Há muitos artigos, livros, websites e software sobre redes complexas e sociais e sobre mineração de texto em mídias sociais. Há menos <text:span text:style-name="T2">esforços para caracterizar estas redes para além de traços gerais como o aspecto livre de escala ou para lidar com texto produzido por redes sociais a partir da base de redes complexas. A pesquisa sobre evolução de redes é usualmente restrita ao crescimento das redes, em que há um aumento monotônico no número de eventos. Tipos de redes tem sido discutidos com relação ao número de participantes, intermitência de suas atividades e longevidade da rede. A emergência de duas redes topologicamente diferentes é relatada com relação à frequência de interações: podem seguir uma lei de potência ou uma distribuição exponencial. Em redes de listas de e-mail, por exemplo, propriedades livres de escala são relatadas com \alpha = 1.8 (como em navegação web e empréstimos de biblioteca) e traços linguísticos diferentes relacionados a ligações fracas e fortes.</text:span></text:p>
      <text:h text:style-name="P9" text:outline-level="2">1.1 Redes complexas</text:h>
      <text:p text:style-name="P5">Embora não aceito universalmente, é lugar-comum definir uma rede complexa como sendo um “grafo com características topológicas não triviais”. Podemos adicionar a esta definição que uma rede complexas é um grafo grande (embora não haja consenso sobre o que é <text:span text:style-name="T3">grande </text:span>neste contexto) e que é uma representação em grafo de um sistema encontrado em observações naturais, reais ou empíricas. Outra forma de abordar a definição de “redes complexa” é defini-la como um sistema complexo modelado como rede. Esta segunda definição é útil mas ainda mais problemática dado que não há consenso sobre o que um <text:span text:style-name="T3">sistema complexo </text:span>é. Mesmo assim, é <text:span text:style-name="T4">vantajoso manter em mente que os autores frequentemente definem um sistema complexo como um sistema composto de </text:span><text:soft-page-break/><text:span text:style-name="T4">várias partes em que “o todo é mais que a soma de suas partes”. Os pesquisadores seguidamente consideram que sistemas complexos possuem capacidades de “processar informação”, adaptação e reprodução.</text:span></text:p>
      <text:p text:style-name="P6">Um grafo é uma estrutura que consiste de um conjunto de objetos (chamados vértices) e um conjunto de relações binárias ou duais entre estes objetos (chamdadas arestas). Um grafo pode ser sem peso e não direcionado (este é o caso mais simples), com peso e não direcionado, sem peso e direcionado ou com peso e direcionado. As representações mais usuais de grafos (e redes) são através de matriz, lista ou representação vértice-aresta. Na representação por matriz, cada elemento a_{ij} é diferente de zero se i é ligado a j; elementos diferentes de 0 e 1 podem ocorrer em um grafo com peso; grafos não direcionados resultam em matrizes simétricas. Há duas representações usuais em lista, uma lista cada par de vértices conectados, outra apresenta uma lista para cada vértice em que consta todos os vértices conectados a ele (uma lista de listas). Na representação vértice-aresta, cada vértice é representado como um ponto e cada aresta é representada como uma linha entre os vértices correspondentes. A representação em matriz é essencial para raciocínios algébricos e para obtenção de métricas enquanto a representação vértice-aresta é importante para ilustração e para orientar intuitivamente a caracterização dos sistemas.</text:p>
      <text:h text:style-name="P7" text:outline-level="1">2. Redes complexas para redes sociais</text:h>
      <text:p text:style-name="P2">Formas de obtenção de redes complexas por dados sociais. Redes de amizade, interação, retweet. Exemplos de redes feitas sem ser por rastros digitais.</text:p>
      <text:h text:style-name="P7" text:outline-level="1">3. Estabilidade e diferenciação textual</text:h>
      <text:h text:style-name="P7" text:outline-level="1">4. Aspectos críticos</text:h>
      <text:h text:style-name="P8" text:outline-level="2">4.1 Tipologia de hubs, intermediários e periféricos</text:h>
      <text:h text:style-name="P8" text:outline-level="2">4.2 Física antropológica</text:h>
      <text:h text:style-name="P7" text:outline-level="1">5. Aparato em software</text:h>
      <text:h text:style-name="P7" text:outline-level="1">5.1 Relatos do uso deste aparato</text:h>
      <text:h text:style-name="P7" text:outline-level="1">6. Conclusão e trabalhos futuro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bc9b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5:29:37.682552920</meta:creation-date>
    <dc:date>2017-03-22T06:31:31.978009516</dc:date>
    <meta:editing-duration>PT18M22S</meta:editing-duration>
    <meta:editing-cycles>2</meta:editing-cycles>
    <meta:generator>LibreOffice/5.1.6.2$Linux_X86_64 LibreOffice_project/10m0$Build-2</meta:generator>
    <meta:document-statistic meta:table-count="0" meta:image-count="0" meta:object-count="0" meta:page-count="2" meta:paragraph-count="16" meta:word-count="750" meta:character-count="4800" meta:non-whitespace-character-count="4066"/>
  </office:meta>
</office:document-meta>
</file>